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D4]+[.G4]+[.J4])/3" office:value-type="float" office:value="0.499766666666667" calcext:value-type="float">
            <text:p>0.499766666666667</text:p>
          </table:table-cell>
          <table:table-cell table:formula="of:=([.E4]+[.H4]+[.K4])/3" office:value-type="float" office:value="0.507333333333333" calcext:value-type="float">
            <text:p>0.507333333333333</text:p>
          </table:table-cell>
          <table:table-cell table:formula="of:=([.L4]+[.M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D5]+[.G5]+[.J5])/3" office:value-type="float" office:value="0.470333333333333" calcext:value-type="float">
            <text:p>0.470333333333333</text:p>
          </table:table-cell>
          <table:table-cell table:formula="of:=([.E5]+[.H5]+[.K5])/3" office:value-type="float" office:value="0.6175" calcext:value-type="float">
            <text:p>0.6175</text:p>
          </table:table-cell>
          <table:table-cell table:formula="of:=([.L5]+[.M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D6]+[.G6]+[.J6])/3" office:value-type="float" office:value="0.445266666666667" calcext:value-type="float">
            <text:p>0.445266666666667</text:p>
          </table:table-cell>
          <table:table-cell table:formula="of:=([.E6]+[.H6]+[.K6])/3" office:value-type="float" office:value="0.6091" calcext:value-type="float">
            <text:p>0.6091</text:p>
          </table:table-cell>
          <table:table-cell table:formula="of:=([.L6]+[.M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D7]+[.G7]+[.J7])/3" office:value-type="float" office:value="0.400266666666667" calcext:value-type="float">
            <text:p>0.400266666666667</text:p>
          </table:table-cell>
          <table:table-cell table:formula="of:=([.E7]+[.H7]+[.K7])/3" office:value-type="float" office:value="0.6392" calcext:value-type="float">
            <text:p>0.6392</text:p>
          </table:table-cell>
          <table:table-cell table:formula="of:=([.L7]+[.M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D8]+[.G8]+[.J8])/3" office:value-type="float" office:value="0.465733333333333" calcext:value-type="float">
            <text:p>0.465733333333333</text:p>
          </table:table-cell>
          <table:table-cell table:formula="of:=([.E8]+[.H8]+[.K8])/3" office:value-type="float" office:value="0.628033333333333" calcext:value-type="float">
            <text:p>0.628033333333333</text:p>
          </table:table-cell>
          <table:table-cell table:formula="of:=([.L8]+[.M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D9]+[.G9]+[.J9])/3" office:value-type="float" office:value="0.5424" calcext:value-type="float">
            <text:p>0.5424</text:p>
          </table:table-cell>
          <table:table-cell table:formula="of:=([.E9]+[.H9]+[.K9])/3" office:value-type="float" office:value="0.65" calcext:value-type="float">
            <text:p>0.65</text:p>
          </table:table-cell>
          <table:table-cell table:formula="of:=([.L9]+[.M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D10]+[.G10]+[.J10])/3" office:value-type="float" office:value="0.465333333333333" calcext:value-type="float">
            <text:p>0.465333333333333</text:p>
          </table:table-cell>
          <table:table-cell table:formula="of:=([.E10]+[.H10]+[.K10])/3" office:value-type="float" office:value="0.523066666666667" calcext:value-type="float">
            <text:p>0.523066666666667</text:p>
          </table:table-cell>
          <table:table-cell table:formula="of:=([.L10]+[.M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D11]+[.G11]+[.J11])/3" office:value-type="float" office:value="0.4081" calcext:value-type="float">
            <text:p>0.4081</text:p>
          </table:table-cell>
          <table:table-cell table:formula="of:=([.E11]+[.H11]+[.K11])/3" office:value-type="float" office:value="0.5128" calcext:value-type="float">
            <text:p>0.5128</text:p>
          </table:table-cell>
          <table:table-cell table:formula="of:=([.L11]+[.M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D12]+[.G12]+[.J12])/3" office:value-type="float" office:value="0.366833333333333" calcext:value-type="float">
            <text:p>0.366833333333333</text:p>
          </table:table-cell>
          <table:table-cell table:formula="of:=([.E12]+[.H12]+[.K12])/3" office:value-type="float" office:value="0.4907" calcext:value-type="float">
            <text:p>0.4907</text:p>
          </table:table-cell>
          <table:table-cell table:formula="of:=([.L12]+[.M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D13]+[.G13]+[.J13])/3" office:value-type="float" office:value="0.4094" calcext:value-type="float">
            <text:p>0.4094</text:p>
          </table:table-cell>
          <table:table-cell table:formula="of:=([.E13]+[.H13]+[.K13])/3" office:value-type="float" office:value="0.445533333333333" calcext:value-type="float">
            <text:p>0.445533333333333</text:p>
          </table:table-cell>
          <table:table-cell table:formula="of:=([.L13]+[.M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D14]+[.G14]+[.J14])/3" office:value-type="float" office:value="0.312866666666667" calcext:value-type="float">
            <text:p>0.312866666666667</text:p>
          </table:table-cell>
          <table:table-cell table:formula="of:=([.E14]+[.H14]+[.K14])/3" office:value-type="float" office:value="0.414266666666667" calcext:value-type="float">
            <text:p>0.414266666666667</text:p>
          </table:table-cell>
          <table:table-cell table:formula="of:=([.L14]+[.M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D15]+[.G15]+[.J15])/3" office:value-type="float" office:value="0.439433333333333" calcext:value-type="float">
            <text:p>0.439433333333333</text:p>
          </table:table-cell>
          <table:table-cell table:formula="of:=([.E15]+[.H15]+[.K15])/3" office:value-type="float" office:value="0.5149" calcext:value-type="float">
            <text:p>0.5149</text:p>
          </table:table-cell>
          <table:table-cell table:formula="of:=([.L15]+[.M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D16]+[.G16]+[.J16])/3" office:value-type="float" office:value="0.396566666666667" calcext:value-type="float">
            <text:p>0.396566666666667</text:p>
          </table:table-cell>
          <table:table-cell table:formula="of:=([.E16]+[.H16]+[.K16])/3" office:value-type="float" office:value="0.531466666666667" calcext:value-type="float">
            <text:p>0.531466666666667</text:p>
          </table:table-cell>
          <table:table-cell table:formula="of:=([.L16]+[.M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D17]+[.G17]+[.J17])/3" office:value-type="float" office:value="0.460466666666667" calcext:value-type="float">
            <text:p>0.460466666666667</text:p>
          </table:table-cell>
          <table:table-cell table:formula="of:=([.E17]+[.H17]+[.K17])/3" office:value-type="float" office:value="0.536466666666667" calcext:value-type="float">
            <text:p>0.536466666666667</text:p>
          </table:table-cell>
          <table:table-cell table:formula="of:=([.L17]+[.M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D18]+[.G18]+[.J18])/3" office:value-type="float" office:value="0.4283" calcext:value-type="float">
            <text:p>0.4283</text:p>
          </table:table-cell>
          <table:table-cell table:formula="of:=([.E18]+[.H18]+[.K18])/3" office:value-type="float" office:value="0.438533333333333" calcext:value-type="float">
            <text:p>0.438533333333333</text:p>
          </table:table-cell>
          <table:table-cell table:formula="of:=([.L18]+[.M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D19]+[.G19]+[.J19])/3" office:value-type="float" office:value="0.4329" calcext:value-type="float">
            <text:p>0.4329</text:p>
          </table:table-cell>
          <table:table-cell table:formula="of:=([.E19]+[.H19]+[.K19])/3" office:value-type="float" office:value="0.4862" calcext:value-type="float">
            <text:p>0.4862</text:p>
          </table:table-cell>
          <table:table-cell table:formula="of:=([.L19]+[.M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D20]+[.G20]+[.J20])/3" office:value-type="float" office:value="0.44" calcext:value-type="float">
            <text:p>0.44</text:p>
          </table:table-cell>
          <table:table-cell table:formula="of:=([.E20]+[.H20]+[.K20])/3" office:value-type="float" office:value="0.510633333333333" calcext:value-type="float">
            <text:p>0.510633333333333</text:p>
          </table:table-cell>
          <table:table-cell table:formula="of:=([.L20]+[.M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i_loop_far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661" calcext:value-type="float">
            <text:p>0.4661</text:p>
          </table:table-cell>
          <table:table-cell office:value-type="string" calcext:value-type="string">
            <text:p>0: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161" calcext:value-type="float">
            <text:p>0.5161</text:p>
          </table:table-cell>
          <table:table-cell office:value-type="string" calcext:value-type="string">
            <text:p>0:5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29" calcext:value-type="float">
            <text:p>0.4029</text:p>
          </table:table-cell>
          <table:table-cell table:formula="of:=([.D25]+[.G25]+[.J25])/3" office:value-type="float" office:value="0.553166666666667" calcext:value-type="float">
            <text:p>0.553166666666667</text:p>
          </table:table-cell>
          <table:table-cell table:formula="of:=([.E25]+[.H25]+[.K25])/3" office:value-type="float" office:value="0.4617" calcext:value-type="float">
            <text:p>0.4617</text:p>
          </table:table-cell>
          <table:table-cell table:formula="of:=([.L25]+[.M25])/2" office:value-type="float" office:value="0.507433333333333" calcext:value-type="float">
            <text:p>0.507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5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16" calcext:value-type="float">
            <text:p>0.3816</text:p>
          </table:table-cell>
          <table:table-cell office:value-type="string" calcext:value-type="string">
            <text:p>0:5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0:5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486" calcext:value-type="float">
            <text:p>0.3486</text:p>
          </table:table-cell>
          <table:table-cell table:formula="of:=([.D26]+[.G26]+[.J26])/3" office:value-type="float" office:value="0.3373" calcext:value-type="float">
            <text:p>0.3373</text:p>
          </table:table-cell>
          <table:table-cell table:formula="of:=([.E26]+[.H26]+[.K26])/3" office:value-type="float" office:value="0.353066666666667" calcext:value-type="float">
            <text:p>0.353066666666667</text:p>
          </table:table-cell>
          <table:table-cell table:formula="of:=([.L26]+[.M26])/2" office:value-type="float" office:value="0.345183333333333" calcext:value-type="float">
            <text:p>0.3451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5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3914" calcext:value-type="float">
            <text:p>0.3914</text:p>
          </table:table-cell>
          <table:table-cell office:value-type="string" calcext:value-type="string">
            <text:p>0:55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2394" calcext:value-type="float">
            <text:p>0.2394</text:p>
          </table:table-cell>
          <table:table-cell office:value-type="string" calcext:value-type="string">
            <text:p>0:5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072" calcext:value-type="float">
            <text:p>0.3072</text:p>
          </table:table-cell>
          <table:table-cell table:formula="of:=([.D27]+[.G27]+[.J27])/3" office:value-type="float" office:value="0.377166666666667" calcext:value-type="float">
            <text:p>0.377166666666667</text:p>
          </table:table-cell>
          <table:table-cell table:formula="of:=([.E27]+[.H27]+[.K27])/3" office:value-type="float" office:value="0.312666666666667" calcext:value-type="float">
            <text:p>0.312666666666667</text:p>
          </table:table-cell>
          <table:table-cell table:formula="of:=([.L27]+[.M27])/2" office:value-type="float" office:value="0.344916666666667" calcext:value-type="float">
            <text:p>0.34491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5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93" calcext:value-type="float">
            <text:p>0.2893</text:p>
          </table:table-cell>
          <table:table-cell office:value-type="string" calcext:value-type="string">
            <text:p>0:5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7" calcext:value-type="float">
            <text:p>0.3797</text:p>
          </table:table-cell>
          <table:table-cell office:value-type="string" calcext:value-type="string">
            <text:p>0:55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97" calcext:value-type="float">
            <text:p>0.3597</text:p>
          </table:table-cell>
          <table:table-cell table:formula="of:=([.D28]+[.G28]+[.J28])/3" office:value-type="float" office:value="0.356933333333333" calcext:value-type="float">
            <text:p>0.356933333333333</text:p>
          </table:table-cell>
          <table:table-cell table:formula="of:=([.E28]+[.H28]+[.K28])/3" office:value-type="float" office:value="0.3429" calcext:value-type="float">
            <text:p>0.3429</text:p>
          </table:table-cell>
          <table:table-cell table:formula="of:=([.L28]+[.M28])/2" office:value-type="float" office:value="0.349916666666667" calcext:value-type="float">
            <text:p>0.349916666666667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vi_loop_uav</text:p>
          </table:table-cell>
          <table:table-cell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58" calcext:value-type="float">
            <text:p>0.458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07" calcext:value-type="float">
            <text:p>0.1307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8633" calcext:value-type="float">
            <text:p>0.8633</text:p>
          </table:table-cell>
          <table:table-cell table:formula="of:=([.D33]+[.G33]+[.J33])/3" office:value-type="float" office:value="0.452033333333333" calcext:value-type="float">
            <text:p>0.452033333333333</text:p>
          </table:table-cell>
          <table:table-cell table:formula="of:=([.E33]+[.H33]+[.K33])/3" office:value-type="float" office:value="0.484" calcext:value-type="float">
            <text:p>0.484</text:p>
          </table:table-cell>
          <table:table-cell table:formula="of:=([.L33]+[.M33])/2" office:value-type="float" office:value="0.468016666666667" calcext:value-type="float">
            <text:p>0.468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3256" calcext:value-type="float">
            <text:p>0.3256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587" calcext:value-type="float">
            <text:p>0.3587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5286" calcext:value-type="float">
            <text:p>0.5286</text:p>
          </table:table-cell>
          <table:table-cell table:formula="of:=([.D34]+[.G34]+[.J34])/3" office:value-type="float" office:value="0.366433333333333" calcext:value-type="float">
            <text:p>0.366433333333333</text:p>
          </table:table-cell>
          <table:table-cell table:formula="of:=([.E34]+[.H34]+[.K34])/3" office:value-type="float" office:value="0.4043" calcext:value-type="float">
            <text:p>0.4043</text:p>
          </table:table-cell>
          <table:table-cell table:formula="of:=([.L34]+[.M34])/2" office:value-type="float" office:value="0.385366666666667" calcext:value-type="float">
            <text:p>0.3853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28" calcext:value-type="float">
            <text:p>0.328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857" calcext:value-type="float">
            <text:p>0.2857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493" calcext:value-type="float">
            <text:p>0.4493</text:p>
          </table:table-cell>
          <table:table-cell table:formula="of:=([.D35]+[.G35]+[.J35])/3" office:value-type="float" office:value="0.327433333333333" calcext:value-type="float">
            <text:p>0.327433333333333</text:p>
          </table:table-cell>
          <table:table-cell table:formula="of:=([.E35]+[.H35]+[.K35])/3" office:value-type="float" office:value="0.354333333333333" calcext:value-type="float">
            <text:p>0.354333333333333</text:p>
          </table:table-cell>
          <table:table-cell table:formula="of:=([.L35]+[.M35])/2" office:value-type="float" office:value="0.340883333333333" calcext:value-type="float">
            <text:p>0.34088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398" calcext:value-type="float">
            <text:p>0.5398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981" calcext:value-type="float">
            <text:p>0.3981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465" calcext:value-type="float">
            <text:p>0.1465</text:p>
          </table:table-cell>
          <table:table-cell table:formula="of:=([.D36]+[.G36]+[.J36])/3" office:value-type="float" office:value="0.3211" calcext:value-type="float">
            <text:p>0.3211</text:p>
          </table:table-cell>
          <table:table-cell table:formula="of:=([.E36]+[.H36]+[.K36])/3" office:value-type="float" office:value="0.361466666666667" calcext:value-type="float">
            <text:p>0.361466666666667</text:p>
          </table:table-cell>
          <table:table-cell table:formula="of:=([.L36]+[.M36])/2" office:value-type="float" office:value="0.341283333333333" calcext:value-type="float">
            <text:p>0.341283333333333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8:15:29.80979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17T08:15:51.584830630</dc:date>
    <meta:editing-duration>PT8H32M4S</meta:editing-duration>
    <meta:editing-cycles>262</meta:editing-cycles>
    <meta:generator>LibreOffice/5.2.3.3$Linux_X86_64 LibreOffice_project/20m0$Build-3</meta:generator>
    <meta:document-statistic meta:table-count="1" meta:cell-count="401" meta:object-count="0"/>
  </office:meta>
</office:document-meta>
</file>